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T1" style:family="text">
      <style:text-properties fo:color="#000000" style:font-name="Times New Roman" fo:font-size="12pt" fo:font-weight="normal" style:font-size-asian="12pt" style:font-weight-asian="normal" style:font-size-complex="12pt" style:font-weight-complex="normal"/>
    </style:style>
    <style:style style:name="T2" style:family="text">
      <style:text-properties fo:color="#000000" style:font-name="Times New Roman" fo:font-size="12pt" fo:font-weight="normal" officeooo:rsid="001e3a65" style:font-size-asian="12pt" style:font-weight-asian="normal" style:font-size-complex="12pt" style:font-weight-complex="normal"/>
    </style:style>
    <style:style style:name="T3" style:family="text">
      <style:text-properties fo:color="#000000" style:font-name="Times New Roman" fo:font-size="12pt" fo:font-weight="normal" officeooo:rsid="00216f85" style:font-size-asian="12pt" style:font-weight-asian="normal" style:font-size-complex="12pt" style:font-weight-complex="normal"/>
    </style:style>
    <style:style style:name="T4" style:family="text">
      <style:text-properties fo:color="#000000" fo:font-size="12pt" fo:font-weight="normal" style:font-size-asian="12pt" style:font-weight-asian="normal" style:font-size-complex="12pt" style:font-weight-complex="normal"/>
    </style:style>
    <style:style style:name="T5" style:family="text">
      <style:text-properties fo:color="#000000" fo:font-size="12pt" fo:font-weight="normal" officeooo:rsid="00216f85" style:font-size-asian="12pt" style:font-weight-asian="normal" style:font-size-complex="12pt" style:font-weight-complex="normal"/>
    </style:style>
    <style:style style:name="T6" style:family="text">
      <style:text-properties fo:color="#000000" fo:font-size="12pt" fo:font-weight="normal" officeooo:rsid="001e3a65" style:font-size-asian="12pt" style:font-weight-asian="normal" style:font-size-complex="12pt" style:font-weight-complex="normal"/>
    </style:style>
    <style:style style:name="T7" style:family="text">
      <style:text-properties fo:font-weight="normal" officeooo:rsid="001e3a65" style:font-weight-asian="normal" style:font-weight-complex="normal"/>
    </style:style>
    <style:style style:name="T8" style:family="text">
      <style:text-properties fo:language="en" fo:country="US"/>
    </style:style>
    <style:style style:name="T9" style:family="text">
      <style:text-properties fo:language="en" fo:country="US" officeooo:rsid="001b119b"/>
    </style:style>
    <style:style style:name="T10" style:family="text">
      <style:text-properties fo:language="en" fo:country="US" officeooo:rsid="001ccbf7"/>
    </style:style>
    <style:style style:name="T11" style:family="text">
      <style:text-properties fo:language="en" fo:country="US" officeooo:rsid="001e3a65"/>
    </style:style>
    <style:style style:name="T12" style:family="text">
      <style:text-properties fo:language="en" fo:country="US" officeooo:rsid="00216f85"/>
    </style:style>
    <style:style style:name="T13" style:family="text">
      <style:text-properties style:font-name="Liberation Serif" fo:language="en" fo:country="US"/>
    </style:style>
    <style:style style:name="T14" style:family="text">
      <style:text-properties style:font-name="Liberation Serif" fo:language="en" fo:country="US" officeooo:rsid="00216f85"/>
    </style:style>
    <style:style style:name="T15" style:family="text">
      <style:text-properties style:font-name="Liberation Serif" fo:language="en" fo:country="US" officeooo:rsid="001b119b"/>
    </style:style>
    <style:style style:name="T16" style:family="text">
      <style:text-properties style:font-name="Liberation Serif" fo:language="en" fo:country="US" officeooo:rsid="001ccbf7"/>
    </style:style>
    <style:style style:name="T17" style:family="text">
      <style:text-properties style:font-name="Liberation Serif" fo:language="en" fo:country="US" officeooo:rsid="001e3a6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 Openness Research Lab 2015</text:h>
      <text:p text:style-name="Text_20_body"><text:span text:style-name="T14">This</text:span><text:span text:style-name="T15"> publication documents the first research lab</text:span><text:span text:style-name="T13"> (“Radical Openness Research Lab”</text:span><text:span text:style-name="T13"><text:note text:id="ftn1" text:note-class="footnote"><text:note-citation>1</text:note-citation><text:note-body><text:p text:style-name="Footnote">http://research.radical-openness.org/2015/</text:p></text:note-body></text:note></text:span><text:span text:style-name="T13"> ) </text:span><text:span text:style-name="T15">in conjunction with the Austrian net culture initiative servus.at based in Linz. The idea for this kind of lab, which is able to explore a specific topic and the associated challenges for the information age in depth over the course of one year, is rooted in the festival “</text:span><text:span text:style-name="T13">Art Meets Radical Openness”</text:span><text:span text:style-name="T13"><text:note text:id="ftn2" text:note-class="footnote"><text:note-citation>2</text:note-citation><text:note-body><text:p text:style-name="Footnote">http://www.radical-openness.org/</text:p></text:note-body></text:note></text:span><text:span text:style-name="T13">, </text:span><text:span text:style-name="T15">which takes place biennially since 2008 in cooperation with the Art University Linz. This is a community festival originating in the Free Software movement and the early Austrian initiative Linuxwochen (Linux Weeks)</text:span><text:span text:style-name="T13"><text:note text:id="ftn3" text:note-class="footnote"><text:note-citation>3</text:note-citation><text:note-body><text:p text:style-name="Footnote"><text:a xlink:type="simple" xlink:href="http://liwoli.at/">http://liwoli.at</text:a> (LinuxWochenLinz)</text:p></text:note-body></text:note></text:span><text:span text:style-name="T13">, </text:span><text:span text:style-name="T15">but this event has been expanded with cultural, artistic, and social-critical aspects in connection with technology. When art meets radical openness, </text:span><text:span text:style-name="T14">this</text:span><text:span text:style-name="T15"> suggests a paradox.</text:span><text:span text:style-name="T13"> <text:line-break/></text:span><text:span text:style-name="T16">For what is generally considered contemporary art is rarely “radically open” in the sense that its authors purposely make sources, processes and contents accessible for further processing, as is the rule with </text:span><text:span text:style-name="T13">F/LOSS (free/libre Open Source Software) </text:span><text:span text:style-name="T16">projects. What may succeed in the development of free software, however, poses a challenge to us in the way we deal with information. Which information is meaningful and should be made accessible to whom in which form?</text:span><text:span text:style-name="T13"> </text:span><text:span text:style-name="T16">The festival brings together a diverse group of actors (artists, cultural workers, philosophers, software developers, hacktivists, activists, and journalists), who often operate in different fields at the same time (art, education, journalism, activism, software development and more)</text:span><text:span text:style-name="T13"> </text:span><text:span text:style-name="T16">and principally agree on the value of using alternative tools, based on a social-critical stance.</text:span><text:span text:style-name="T13"> </text:span><text:span text:style-name="T16">This fundamental stance influences not only how we deal with technology per se, but also the approach to issues concerning the complex conditions of our digital infosphere, which impels </text:span><text:span text:style-name="T17">an unremitting cultural transformation that has a real impact on our life and the way we deal with our world today.</text:span><text:span text:style-name="T13"> </text:span></text:p>
      <text:p text:style-name="P1"/>
      <text:p text:style-name="P1"><text:span text:style-name="T7">For us, the collaboration with the artist collective</text:span><text:span text:style-name="T4"> KairUs - Linda Kronman &amp; Andreas Zingerle </text:span><text:span text:style-name="T5">has proved to be very</text:span><text:span text:style-name="T6">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5-12-13T16:14:46.444452305</dc:date>
    <meta:editing-duration>PT6H10M47S</meta:editing-duration>
    <meta:editing-cycles>33</meta:editing-cycles>
    <meta:generator>LibreOffice/4.2.8.2$Linux_X86_64 LibreOffice_project/420m0$Build-2</meta:generator>
    <meta:printed-by>Aileen Derieg</meta:printed-by>
    <meta:print-date>2015-12-08T18:22:26.886874947</meta:print-date>
    <meta:document-statistic meta:table-count="0" meta:image-count="0" meta:object-count="0" meta:page-count="1" meta:paragraph-count="8" meta:word-count="380" meta:character-count="2552" meta:non-whitespace-character-count="2176"/>
  </office:meta>
</office:document-meta>
</file>